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monospace" svg:font-family="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text-properties fo:font-size="9.75pt" fo:background-color="transparent"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fo:color="#ffffff" fo:font-size="9.75pt" fo:font-weight="bold" fo:background-color="#990011" loext:padding="0in" loext:border="none"/>
    </style:style>
    <style:style style:name="P3"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fo:color="#666666" fo:font-size="18pt" fo:font-weight="bold" fo:background-color="transparent" loext:padding="0in" loext:border="none"/>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fo:letter-spacing="normal" fo:background-color="transparent" loext:padding="0in" loext: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0"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1"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2"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3"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5" style:family="paragraph" style:parent-style-name="Text_20_body" style:list-style-name="L6">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444444" style:font-name="Lucida Grande1" fo:font-size="9pt" fo:letter-spacing="normal" fo:font-style="normal" fo:font-weight="normal" fo:background-color="transparent" loext:padding="0in" loext:border="none"/>
    </style:style>
    <style:style style:name="P1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style>
    <style:style style:name="P18" style:family="paragraph" style:parent-style-name="Text_20_body" style:list-style-name="L8">
      <style:paragraph-properties fo:margin-left="0in" fo:margin-right="0in" fo:margin-top="0in" fo:margin-bottom="0in" loext:contextual-spacing="false" fo:line-height="100%" fo:orphans="2" fo:widows="2" fo:text-indent="0in" style:auto-text-indent="false" fo:padding="0in" fo:border="none"/>
    </style:style>
    <style:style style:name="P19" style:family="paragraph" style:parent-style-name="Text_20_body">
      <style:paragraph-properties fo:margin-left="0in" fo:margin-right="0in" fo:text-indent="0in" style:auto-text-indent="false"/>
      <style:text-properties fo:font-size="9.75pt" fo:background-color="transparent" loext:padding="0in" loext:border="none"/>
    </style:style>
    <style:style style:name="P20"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114477" style:font-name="Lucida Grande" fo:font-size="9.75pt" fo:letter-spacing="normal" fo:font-style="normal" fo:font-weight="bold" fo:background-color="transparent" loext:padding="0in" loext:border="none"/>
    </style:style>
    <style:style style:name="P21" style:family="paragraph" style:parent-style-name="Heading_20_4">
      <style:text-properties fo:font-variant="normal" fo:text-transform="none" fo:color="#444444" style:font-name="Lucida Grande" fo:font-size="15pt" fo:font-style="normal" fo:font-weight="bold"/>
    </style:style>
    <style:style style:name="P22"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003366" style:font-name="Lucida Grande" fo:font-size="9.75pt" fo:letter-spacing="normal" fo:font-style="normal" fo:font-weight="bold" fo:background-color="transparent" loext:padding="0in" loext:border="none"/>
    </style:style>
    <style:style style:name="T1" style:family="text">
      <style:text-properties fo:font-variant="normal" fo:text-transform="none" fo:color="#444444" style:font-name="Lucida Grande1" fo:font-size="9.75pt" fo:letter-spacing="normal" fo:font-style="normal" fo:font-weight="bold" fo:background-color="transparent" loext:char-shading-value="0" loext:padding="0in" loext:border="none"/>
    </style:style>
    <style:style style:name="T2" style:family="text">
      <style:text-properties fo:font-variant="normal" fo:text-transform="none" fo:color="#444444" style:font-name="Lucida Grande1" fo:font-size="9.75pt" fo:letter-spacing="normal" fo:font-style="normal" fo:font-weight="normal" fo:background-color="transparent" loext:char-shading-value="0" loext:padding="0in" loext:border="none"/>
    </style:style>
    <style:style style:name="T3" style:family="text">
      <style:text-properties fo:font-variant="normal" fo:text-transform="none" fo:color="#444444" style:font-name="Lucida Grande1" fo:font-size="9.75pt" fo:letter-spacing="normal" fo:font-style="normal" fo:font-weight="normal" fo:background-color="#f9fcfe" loext:char-shading-value="0" loext:padding="0in" loext:border="none"/>
    </style:style>
    <style:style style:name="T4" style:family="text">
      <style:text-properties fo:font-variant="normal" fo:text-transform="none" fo:color="#444444" style:font-name="Lucida Grande1" fo:font-size="9pt" fo:letter-spacing="normal" fo:font-style="normal" fo:font-weight="bold" fo:background-color="transparent" loext:char-shading-value="0" loext:padding="0in" loext:border="none"/>
    </style:style>
    <style:style style:name="T5" style:family="text">
      <style:text-properties fo:font-variant="normal" fo:text-transform="none" fo:color="#444444" style:font-name="monospace" fo:font-size="9.75pt" fo:letter-spacing="normal" fo:font-style="normal" fo:font-weight="normal" fo:background-color="transparent" loext:char-shading-value="0" loext:padding="0in" loext:border="none"/>
    </style:style>
    <style:style style:name="T6" style:family="text">
      <style:text-properties fo:font-variant="normal" fo:text-transform="none" fo:color="#336699" style:font-name="Lucida Grande1" fo:font-size="9.75pt" fo:letter-spacing="normal" fo:font-style="normal" fo:font-weight="normal" fo:background-color="transparent" loext:char-shading-value="0" loext:padding="0in"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4">- Lab 3 - Shunting Yard</text:h>
      <text:p text:style-name="P2">February</text:p>
      <text:p text:style-name="P3">24</text:p>
      <text:p text:style-name="P19">Friday, February 24 at 11:59pm </text:p>
      <text:h text:style-name="P20" text:outline-level="3">Purpose</text:h>
      <text:p text:style-name="P5">To become familiar with the use of stacks as data structures.</text:p>
      <text:h text:style-name="P20" text:outline-level="3">Key Reading</text:h>
      <text:list xml:id="list811696825950217343" text:style-name="L1">
        <text:list-item>
          <text:p text:style-name="P9">5.1-5.4</text:p>
        </text:list-item>
        <text:list-item>
          <text:p text:style-name="P16"><text:span text:style-name="Strong_20_Emphasis"><text:span text:style-name="T1">A short video has been created for this lab which you may find very helpful.</text:span></text:span><text:span text:style-name="T2">  You can watch it </text:span><text:a xlink:type="simple" xlink:href="https://youtu.be/HJOnJU77EUs" office:target-frame-name="_blank" xlink:show="new" text:style-name="Internet_20_link" text:visited-style-name="Visited_20_Internet_20_Link"><text:span text:style-name="T6">here</text:span></text:a><text:span text:style-name="T2">.</text:span></text:p>
        </text:list-item>
      </text:list>
      <text:h text:style-name="P20" text:outline-level="3">Background</text:h>
      <text:p text:style-name="P5">Develop an Expression Manager that performs several operations on infix and postfix expressions. Be able to convert from one form to the other, evaluate postfix expressions, and check for balanced parenthetical expressions.</text:p>
      <text:p text:style-name="P7"><text:span text:style-name="T2">You may also refer to Edsger Dijkstra's "Shunting-yard algorithm" for additional help, which can be viewed </text:span><text:a xlink:type="simple" xlink:href="http://en.wikipedia.org/wiki/Shunting_yard_algorithm" office:target-frame-name="_blank" xlink:show="new" text:style-name="Internet_20_link" text:visited-style-name="Visited_20_Internet_20_Link"><text:span text:style-name="T6">here</text:span></text:a><text:span text:style-name="T2">.</text:span></text:p>
      <text:h text:style-name="P20" text:outline-level="3">Requirements</text:h>
      <text:p text:style-name="P5">Details for method constraints are found in these documents and are still a part of the requirements.</text:p>
      <text:p text:style-name="P4"><text:span text:style-name="T3">You will need these files (</text:span><text:span text:style-name="T2"> Revised_Lab3_zip_CS235.zip  </text:span><text:a xlink:type="simple" xlink:href="https://learningsuite.byu.edu/plugins/Upload/fileDownload.php?fileId=513901de-3Bt4-YV0L-0Z8W-p9977d14374f" office:target-frame-name="_blank" xlink:show="new" text:style-name="Internet_20_link" text:visited-style-name="Visited_20_Internet_20_Link"><text:span text:style-name="T6">Download</text:span></text:a><text:span text:style-name="T2"> </text:span><text:span text:style-name="T3">) to complete this assignment.</text:span></text:p>
      <text:p text:style-name="P7"><text:span text:style-name="T2">Extend the </text:span><text:span text:style-name="Source_20_Text"><text:span text:style-name="T5">ExpressionManagerInterface.h</text:span></text:span><text:span text:style-name="T2">.</text:span></text:p>
      <text:p text:style-name="P6"> </text:p>
      <text:h text:style-name="P22" text:outline-level="4">Part 1 - Balanced Symbols Check (8 points)</text:h>
      <text:list xml:id="list2245740899894289848" text:style-name="L2">
        <text:list-item>
          <text:p text:style-name="P14">Determine whether an expression is balanced. { [ } ] is not balanced. [ ( ) ] is balanced and valid</text:p>
        </text:list-item>
      </text:list>
      <text:h text:style-name="P22" text:outline-level="4">Part 2 - Postfix Expression Evaluation (10 points)</text:h>
      <text:list xml:id="list108532883480840653" text:style-name="L3">
        <text:list-item>
          <text:p text:style-name="P10">Determine if the given postfix expression is valid</text:p>
        </text:list-item>
        <text:list-item>
          <text:p text:style-name="P10">Evaluate the given postfix expression</text:p>
        </text:list-item>
        <text:list-item>
          <text:p text:style-name="P10">Handle attempts to divide by 0</text:p>
        </text:list-item>
      </text:list>
      <text:h text:style-name="P22" text:outline-level="4">Part 3 - Postfix to Infix Conversion (10 points)</text:h>
      <text:list xml:id="list6823192788243495311" text:style-name="L4">
        <text:list-item>
          <text:p text:style-name="P11">Determine if the given postfix expression is syntactically valid</text:p>
        </text:list-item>
        <text:list-item>
          <text:p text:style-name="P11">Convert the postfix expression into an infix expression</text:p>
        </text:list-item>
      </text:list>
      <text:h text:style-name="P22" text:outline-level="4">Part 4 - Infix to Postfix Conversion (10 points)</text:h>
      <text:list xml:id="list4901490872412563817" text:style-name="L5">
        <text:list-item>
          <text:p text:style-name="P12">Determine if the given infix expression is syntactically valid</text:p>
        </text:list-item>
        <text:list-item>
          <text:p text:style-name="P12">Convert the infix expression into a postfix expression</text:p>
        </text:list-item>
      </text:list>
      <text:p text:style-name="P8"><text:span text:style-name="Strong_20_Emphasis"><text:span text:style-name="T4">UML design document. (2 points)</text:span></text:span></text:p>
      <text:list xml:id="list8055775010167750824" text:style-name="L6">
        <text:list-item>
          <text:p text:style-name="P15">Refer to page 113 in the book for an example.</text:p>
        </text:list-item>
        <text:list-item>
          <text:p text:style-name="P15">Please bring when asking TAs questions.</text:p>
        </text:list-item>
      </text:list>
      <text:h text:style-name="P20" text:outline-level="3">Requirement Notes</text:h>
      <text:h text:style-name="P22" text:outline-level="4">General</text:h>
      <text:list xml:id="list932877616939196356" text:style-name="L7">
        <text:list-item>
          <text:p text:style-name="P13">You are required to create a seperate '.cpp' and '.h' for each class you implement for this lab.</text:p>
        </text:list-item>
        <text:list-item>
          <text:p text:style-name="P13">Valid expressions consist of integers; brackets, braces, and parentheses; and +, -, *, /, and %. Reject any invalid expressions.</text:p>
        </text:list-item>
        <text:list-item>
          <text:p text:style-name="P13">Your calculations should perform integer divison and produce integer results</text:p>
        </text:list-item>
        <text:list-item>
          <text:p text:style-name="P13">Valid expressions also need to satisfy standard infix or postfix requirements</text:p>
        </text:list-item>
        <text:list-item>
          <text:p text:style-name="P13">{,},(,),[, and ] are the only symbols considered for the Balanced Symbols Check</text:p>
        </text:list-item>
        <text:list-item>
          <text:p text:style-name="P13">You can assume there will be a space between every number or operator</text:p>
        </text:list-item>
        <text:list-item>
          <text:p text:style-name="P13">You must put parenthesis '()' around every part of the expression during the postfix to infix conversion. i.e. "4 2 5 + *" = "( 4 * ( 2 + 5 ) )"</text:p>
        </text:list-item>
        <text:list-item>
          <text:p text:style-name="P17"><text:span text:style-name="T2">You must use the stack class pre-defined in the C++ Standard Template Library (STL). i.e. </text:span><text:span text:style-name="Source_20_Text"><text:span text:style-name="T5">#include &lt;stack&gt;</text:span></text:span></text:p>
        </text:list-item>
      </text:list>
      <text:h text:style-name="P22" text:outline-level="4"><text:soft-page-break/>Test Cases</text:h>
      <text:list xml:id="list3743999924735316435" text:style-name="L8">
        <text:list-item>
          <text:p text:style-name="P18"><text:span text:style-name="T2">Here are some sample test cases you may use to test your program for pass off for each part. This is not a comprehensive set of tests, but it should familiarize you with the format and give you ideas for additional test cases you can use. (Lab 3 Samples.zip  </text:span><text:a xlink:type="simple" xlink:href="https://learningsuite.byu.edu/plugins/Upload/fileDownload.php?fileId=1976a059-W9k8-AxrY-lrYS-vm14afde1d4a" office:target-frame-name="_blank" xlink:show="new" text:style-name="Internet_20_link" text:visited-style-name="Visited_20_Internet_20_Link"><text:span text:style-name="T6">Download</text:span></text:a><text:span text:style-name="T2">)</text:span></text:p>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monospace" svg:font-family="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5:20:40.874985563</meta:creation-date>
    <dc:date>2017-04-20T15:21:08.668264910</dc:date>
    <meta:editing-duration>PT27S</meta:editing-duration>
    <meta:editing-cycles>1</meta:editing-cycles>
    <meta:document-statistic meta:table-count="0" meta:image-count="0" meta:object-count="0" meta:page-count="2" meta:paragraph-count="44" meta:word-count="472" meta:character-count="2696" meta:non-whitespace-character-count="2283"/>
    <meta:generator>LibreOffice/5.1.6.2$Linux_X86_64 LibreOffice_project/10m0$Build-2</meta:generator>
  </office:meta>
</office:document-meta>
</file>